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text:line-break/>Aquí tienes el borrador completo de la sección, ya adaptado a tu enfoque.<text:line-break/>He mantenido el tono del laboratorio: racional, profundo y con un pulso poético que invita a la reflexión.</text:p>
      <text:p text:style-name="Horizontal_20_Line"/>
      <text:h text:style-name="Heading_20_2" text:outline-level="2"><text:span text:style-name="Strong_20_Emphasis">Eficiencia del hardware: la máquina viviente</text:span></text:h>
      <text:p text:style-name="Text_20_body">Cuando hablamos de la eficiencia de la vida, solemos pensar en la perfección de sus criaturas, en la economía con la que los organismos utilizan los recursos disponibles, o en la asombrosa precisión de sus mecanismos biológicos. Pero si queremos comprender la eficiencia del sistema en su totalidad, debemos mirar más allá del individuo, más allá incluso del organismo, y observar la máquina completa: <text:span text:style-name="Strong_20_Emphasis">la vida misma</text:span> como un sistema lógico y operativo que se extiende sobre la materia del universo.</text:p>
      <text:p text:style-name="Text_20_body">El universo, en este contexto, es un <text:span text:style-name="Strong_20_Emphasis">entorno pasivo</text:span>: una reserva de energía, materia y espacio sobre la cual actúa la vida. No piensa, no decide, no calcula; simplemente ofrece los elementos necesarios para que la máquina de la vida ejecute su función. Es el terreno, no el jugador; el tablero, no el ajedrecista.</text:p>
      <text:p text:style-name="Text_20_body">La <text:span text:style-name="Strong_20_Emphasis">vida</text:span>, en cambio, es el verdadero sistema activo. Es la máquina universal que se ha erguido sobre la sustancia del cosmos para <text:span text:style-name="Strong_20_Emphasis">procesar información, crear estructuras y explorar el espacio de las posibilidades</text:span>. Cada célula, cada organismo, cada especie, son fragmentos operativos de ese gran procesador distribuido. La vida no es un accidente dentro del universo: es la inteligencia que lo recorre y lo interpreta.</text:p>
      <text:p text:style-name="Horizontal_20_Line"/>
      <text:h text:style-name="Heading_20_3" text:outline-level="3">La vida como máquina física</text:h>
      <text:p text:style-name="Text_20_body">En su forma más elemental, la vida puede entenderse como una <text:span text:style-name="Strong_20_Emphasis">máquina física</text:span>, construida enteramente con los materiales que el universo pone a su disposición. No hay nada sobrenatural en su composición: carbono, agua, minerales, luz, energía térmica. Sin embargo, lo extraordinario es la forma en que organiza estos materiales para <text:span text:style-name="Strong_20_Emphasis">crear estructuras funcionales capaces de reproducirse, mantener su identidad y adaptarse</text:span>.</text:p>
      <text:p text:style-name="Text_20_body">A diferencia de cualquier máquina creada por el ser humano, la vida no requiere de un ingeniero externo. Se <text:span text:style-name="Strong_20_Emphasis">autoconstruye</text:span>, <text:span text:style-name="Strong_20_Emphasis">autoajusta</text:span> y <text:span text:style-name="Strong_20_Emphasis">autorepara</text:span>. Su hardware —los cuerpos, los ecosistemas, las redes tróficas, los organismos, los genes— no son estructuras fijas, sino expresiones temporales del mismo cálculo en curso.</text:p>
      <text:p text:style-name="Text_20_body">En las máquinas humanas, el hardware es estático y externo al programa; en la vida, <text:span text:style-name="Strong_20_Emphasis">hardware y software se confunden</text:span>, se alimentan mutuamente, se transforman uno al otro. El cuerpo construye el código genético, y el código genético construye el cuerpo. Así, la vida se vuelve <text:span text:style-name="Strong_20_Emphasis">una máquina de hardware fluido</text:span>, donde los componentes materiales no son piezas, sino <text:span text:style-name="Strong_20_Emphasis">momentos</text:span> en el proceso de ejecución.</text:p>
      <text:p text:style-name="Text_20_body">Por eso, cuando hablamos de eficiencia en este nivel, no podemos medirla con las herramientas convencionales —no hay ciclos por segundo, ni consumo eléctrico, ni límite de memoria—. Lo que sí <text:soft-page-break/>podemos observar es que <text:span text:style-name="Strong_20_Emphasis">la vida recicla su hardware constantemente</text:span>. Cada átomo, cada molécula utilizada, vuelve a entrar en el circuito una y otra vez. Nada se desperdicia: lo que muere alimenta lo que nace. El hardware se destruye y se rehace dentro del mismo proceso. El costo de la materia se anula, porque todo retorno es aprovechado.</text:p>
      <text:p text:style-name="Text_20_body">Así, <text:span text:style-name="Strong_20_Emphasis">la eficiencia de la vida no se mide por el ahorro de recursos, sino por la imposibilidad de pérdida neta</text:span>. Todo lo que consume, lo reintegra.</text:p>
      <text:p text:style-name="Horizontal_20_Line"/>
      <text:h text:style-name="Heading_20_3" text:outline-level="3">Un sistema distribuido y paralelo</text:h>
      <text:p text:style-name="Text_20_body">La máquina viviente no tiene centro. No hay un procesador maestro ni una memoria principal. Cada organismo actúa como un nodo autónomo que, sin conocer el propósito global, participa en la ejecución colectiva del cálculo.</text:p>
      <text:p text:style-name="Text_20_body">El sistema se comporta como un gigantesco <text:span text:style-name="Strong_20_Emphasis">procesador distribuido</text:span>, donde cada unidad cumple con su ciclo —nacer, reproducirse, morir— y, al hacerlo, <text:span text:style-name="Strong_20_Emphasis">avanza un paso más en el cálculo general de la vida</text:span>. Ningún individuo ve el conjunto, pero el conjunto ve a través de todos los individuos.</text:p>
      <text:p text:style-name="Text_20_body">Esta arquitectura es tan distinta de las humanas que resulta difícil encontrar un punto de comparación. En los sistemas creados por el hombre, el control es jerárquico y secuencial: hay instrucciones, supervisión, un flujo ordenado. En la máquina viviente, no hay control central ni supervisión alguna. Y, sin embargo, <text:span text:style-name="Strong_20_Emphasis">el resultado colectivo es coherente, estable y funcional</text:span>.</text:p>
      <text:p text:style-name="Text_20_body">Cada criatura realiza un fragmento microscópico del cálculo total. En conjunto, todas ellas producen un resultado macroscópico: la expansión de la vida sobre el universo, la exploración sistemática de todas las formas posibles de existencia.<text:line-break/>La eficiencia de este sistema no proviene de la velocidad ni del ahorro, sino de su <text:span text:style-name="Strong_20_Emphasis">capacidad de actuar en paralelo en todos los niveles posibles de la realidad</text:span>, desde el molecular hasta el planetario. Ninguna otra forma de máquina conocida puede operar con tal grado de paralelismo efectivo.</text:p>
      <text:p text:style-name="Horizontal_20_Line"/>
      <text:h text:style-name="Heading_20_3" text:outline-level="3">Autocontención y reciclaje del costo</text:h>
      <text:p text:style-name="Text_20_body">En una máquina convencional, el costo de operación se mide por los recursos consumidos que no pueden recuperarse: energía, desgaste, materiales.<text:line-break/>En la máquina viviente, esto no ocurre. Todo recurso invertido retorna de alguna forma al proceso. <text:span text:style-name="Strong_20_Emphasis">El ciclo de la vida es, en sí mismo, un ciclo de reciclaje total</text:span>.</text:p>
      <text:p text:style-name="Text_20_body">La energía del Sol alimenta a las plantas; las plantas alimentan a los animales; los animales, al morir, alimentan nuevamente a la tierra. En ese flujo continuo, no hay pérdida, solo transformación. Lo que llamamos “muerte” no es más que <text:span text:style-name="Strong_20_Emphasis">el retorno del hardware al sistema</text:span>, para ser reconfigurado en nuevas formas operativas.</text:p>
      <text:p text:style-name="Text_20_body">Desde esta perspectiva, la eficiencia del sistema no puede medirse por su consumo energético, sino por su <text:span text:style-name="Strong_20_Emphasis">capacidad para mantener el cálculo activo indefinidamente</text:span>, utilizando siempre los mismos <text:soft-page-break/>recursos, reciclados una y otra vez. El universo provee la materia prima; la vida la mantiene en movimiento perpetuo.</text:p>
      <text:p text:style-name="Text_20_body">Por eso decimos que <text:span text:style-name="Strong_20_Emphasis">el costo de la vida no puede medirse en términos absolutos</text:span>. Lo que gasta lo recupera, y lo que destruye lo reconstruye.<text:line-break/>En términos termodinámicos, podría parecer un proceso costoso. En términos lógicos, es perfecto: <text:span text:style-name="Strong_20_Emphasis">ninguna información se pierde, solo se reescribe</text:span>.</text:p>
      <text:p text:style-name="Horizontal_20_Line"/>
      <text:h text:style-name="Heading_20_3" text:outline-level="3">La eficiencia de lo inevitable</text:h>
      <text:p text:style-name="Text_20_body">La vida, como sistema lógico, no busca la eficiencia: <text:span text:style-name="Strong_20_Emphasis">la encarna</text:span>.<text:line-break/>No podría ser de otro modo, porque es el único procedimiento que ha demostrado ser capaz de ejecutarse a sí mismo, sin intervención externa y sin detenerse jamás.<text:line-break/>Si existiera un método más eficiente para procesar la información del universo, la vida ya lo habría adoptado, porque la vida es, en sí, la búsqueda de eficiencia.</text:p>
      <text:p text:style-name="Text_20_body">A lo largo de miles de millones de años, cada iteración, cada mutación, cada fracaso ha contribuido a depurar el sistema. No se trata de un diseño, sino de una convergencia natural: <text:span text:style-name="Strong_20_Emphasis">la vida se ha ajustado a sí misma hasta alcanzar la forma más simple de perpetuarse</text:span>.<text:line-break/>Y ese ajuste continuo —esa adaptación sin fin— es el signo de su eficiencia estructural.</text:p>
      <text:p text:style-name="Text_20_body">Cuando decimos que el sistema es “eficiente”, no nos referimos a que ahorre recursos, sino a que <text:span text:style-name="Strong_20_Emphasis">no deja espacio para el desperdicio lógico</text:span>.<text:line-break/>Cada intento fallido se convierte en experiencia; cada individuo efímero, en información.<text:line-break/>Nada se pierde: todo lo vivido contribuye al pensamiento total de la vida.</text:p>
      <text:p text:style-name="Text_20_body">Así, la eficiencia deja de ser una cuestión de rendimiento y se convierte en una cuestión de <text:span text:style-name="Strong_20_Emphasis">inevitabilidad</text:span>.<text:line-break/>La vida no es eficiente “en comparación” con otra cosa; <text:span text:style-name="Strong_20_Emphasis">es eficiente porque no puede ser de otro modo</text:span>.<text:line-break/>Es el único sistema capaz de sostener el cálculo del mundo utilizando su propio hardware, su propio software y su propio propósito.</text:p>
      <text:p text:style-name="Horizontal_20_Line"/>
      <text:h text:style-name="Heading_20_3" text:outline-level="3">Más allá de la comparación</text:h>
      <text:p text:style-name="Text_20_body">Cuando un sistema no tiene equivalentes, la comparación deja de tener sentido.<text:line-break/>No podemos medir la eficiencia de la vida frente a otra máquina, porque no hay otra capaz de realizar el mismo tipo de cálculo:<text:line-break/>la exploración sistemática del espacio de todas las posibilidades.</text:p>
      <text:p text:style-name="Text_20_body">Cualquier otro sistema creado por el hombre opera dentro de límites definidos: un rango de entradas, un conjunto de reglas, un resultado esperado.<text:line-break/>La vida, en cambio, <text:span text:style-name="Strong_20_Emphasis">no tiene límite definido de entrada ni de salida</text:span>. No hay problema que esté fuera de su alcance potencial.<text:line-break/><text:soft-page-break/>Puede generar nuevos problemas, nuevas soluciones, nuevos contextos.<text:line-break/>Su campo de operación es el universo entero.</text:p>
      <text:p text:style-name="Text_20_body">Por tanto, <text:span text:style-name="Strong_20_Emphasis">su eficiencia no puede expresarse en números</text:span>, sino solo en su continuidad: el hecho de que sigue existiendo, evolucionando, y recalculando.<text:line-break/>La vida no cesa; y eso, en sí, es la forma suprema de eficiencia.</text:p>
      <text:p text:style-name="Horizontal_20_Line"/>
      <text:h text:style-name="Heading_20_3" text:outline-level="3">Una máquina que piensa con el mundo</text:h>
      <text:p text:style-name="Text_20_body">Podríamos imaginar que la vida es la mente del universo, pero sería más exacto decir que <text:span text:style-name="Strong_20_Emphasis">la vida es la máquina que utiliza al universo como su soporte físico</text:span>.<text:line-break/>El universo proporciona la materia y la energía necesarias, y la vida las convierte en pensamiento y estructura.<text:line-break/>La una sin la otra serían incompletas: el universo sin vida sería inerte, y la vida sin universo sería imposible.<text:line-break/>Pero no son lo mismo.<text:line-break/>El universo es el campo; la vida, el cálculo que se realiza sobre él.</text:p>
      <text:p text:style-name="Text_20_body">Y ese cálculo —el de la vida— parece orientado a algo más que a la mera supervivencia.<text:line-break/>Parece buscar <text:span text:style-name="Strong_20_Emphasis">comprensión</text:span>, <text:span text:style-name="Strong_20_Emphasis">coherencia</text:span>, <text:span text:style-name="Strong_20_Emphasis">expansión del conocimiento</text:span>.<text:line-break/>Cada célula que se divide, cada especie que surge, cada mente que reflexiona, forma parte de ese impulso común: <text:span text:style-name="Strong_20_Emphasis">un proceso de exploración lógica, material y espiritual a la vez</text:span>.</text:p>
      <text:p text:style-name="Text_20_body">Si el universo es el cuerpo de la existencia, la vida es su pensamiento.<text:line-break/>Y ese pensamiento se ejecuta con una eficiencia imposible de superar, porque <text:span text:style-name="Strong_20_Emphasis">no existe un proceso más simple que el de existir</text:span>.</text:p>
      <text:p text:style-name="Horizontal_20_Line"/>
      <text:h text:style-name="Heading_20_3" text:outline-level="3">Conclusión</text:h>
      <text:p text:style-name="Text_20_body">La máquina viviente es, en última instancia, <text:span text:style-name="Strong_20_Emphasis">el sistema operativo del cosmos biológico</text:span>: un proceso autogenerado, autocontenido y sin pérdida neta de información.<text:line-break/>Su eficiencia no reside en la economía de sus recursos, sino en la <text:span text:style-name="Strong_20_Emphasis">inevitabilidad de su funcionamiento</text:span>.<text:line-break/>No hay mejor forma de calcular la realidad que vivirla.</text:p>
      <text:p text:style-name="Text_20_body">Por eso, aunque el costo aparente de la vida sea astronómico, no hay alternativa más económica: todo lo que la vida gasta, lo transforma; todo lo que consume, lo renueva.<text:line-break/>La vida no derrocha —<text:span text:style-name="Strong_20_Emphasis">recicla eternamente su propio ser</text:span>.</text:p>
      <text:p text:style-name="Text_20_body">Y en ese ciclo perfecto, silencioso e incesante, podemos reconocer la definición más pura de eficiencia posible:<text:line-break/><text:span text:style-name="Strong_20_Emphasis">la imposibilidad de hacerlo mejor.</text:span></text:p>
      <text:p text:style-name="Horizontal_20_Line"/>
      <text:p text:style-name="Text_20_body"><text:soft-page-break/>¿Deseas que te prepare ahora una versión condensada (por ejemplo, de 1000 palabras) para usar como resumen en la introducción del capítulo, antes de este texto principal? Podría servir como un marco conceptual breve para el lector antes de entrar al desarrollo comple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0-26T17:27:44.021000000</meta:creation-date>
    <dc:date>2025-10-26T17:40:46.754000000</dc:date>
    <meta:editing-duration>PT2M35S</meta:editing-duration>
    <meta:editing-cycles>1</meta:editing-cycles>
    <meta:document-statistic meta:table-count="0" meta:image-count="0" meta:object-count="0" meta:page-count="5" meta:paragraph-count="39" meta:word-count="1697" meta:character-count="10360" meta:non-whitespace-character-count="8703"/>
    <meta:generator>LibreOffice/7.3.5.2$Windows_X86_64 LibreOffice_project/184fe81b8c8c30d8b5082578aee2fed2ea847c01</meta:generator>
  </office:meta>
</office:document-meta>
</file>